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749d" officeooo:paragraph-rsid="000a749d"/>
    </style:style>
    <style:style style:name="P2" style:family="paragraph" style:parent-style-name="Standard">
      <style:paragraph-properties fo:text-align="center" style:justify-single-word="false"/>
      <style:text-properties fo:font-size="28pt" fo:font-weight="bold" officeooo:rsid="000d538d" officeooo:paragraph-rsid="000d538d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15pt" officeooo:rsid="000a749d" officeooo:paragraph-rsid="000a749d" style:font-size-asian="15pt" style:font-size-complex="15pt"/>
    </style:style>
    <style:style style:name="P4" style:family="paragraph" style:parent-style-name="Standard" style:list-style-name="L1">
      <style:text-properties fo:font-size="15pt" officeooo:rsid="000a749d" officeooo:paragraph-rsid="000abde3" style:font-size-asian="15pt" style:font-size-complex="15pt"/>
    </style:style>
    <style:style style:name="P5" style:family="paragraph" style:parent-style-name="Standard">
      <style:text-properties fo:font-size="15pt" officeooo:rsid="000a749d" officeooo:paragraph-rsid="000abde3" style:font-size-asian="15pt" style:font-size-complex="15pt"/>
    </style:style>
    <style:style style:name="P6" style:family="paragraph" style:parent-style-name="Standard">
      <style:text-properties fo:font-size="15pt" officeooo:rsid="000abde3" officeooo:paragraph-rsid="000abde3" style:font-size-asian="15pt" style:font-size-complex="15pt"/>
    </style:style>
    <style:style style:name="P7" style:family="paragraph" style:parent-style-name="Standard" style:list-style-name="L1">
      <style:text-properties fo:font-size="15pt" officeooo:rsid="000abde3" officeooo:paragraph-rsid="000abde3" style:font-size-asian="15pt" style:font-size-complex="15pt"/>
    </style:style>
    <style:style style:name="P8" style:family="paragraph" style:parent-style-name="Standard" style:list-style-name="L1">
      <style:text-properties fo:font-size="15pt" officeooo:rsid="000ad62b" officeooo:paragraph-rsid="000ad62b" style:font-size-asian="15pt" style:font-size-complex="15pt"/>
    </style:style>
    <style:style style:name="P9" style:family="paragraph" style:parent-style-name="Standard">
      <style:text-properties fo:font-size="15pt" officeooo:rsid="000ad62b" officeooo:paragraph-rsid="000ad62b" style:font-size-asian="15pt" style:font-size-complex="15pt"/>
    </style:style>
    <style:style style:name="T1" style:family="text">
      <style:text-properties officeooo:rsid="000abde3"/>
    </style:style>
    <style:style style:name="T2" style:family="text">
      <style:text-properties officeooo:rsid="000ad62b"/>
    </style:style>
    <style:style style:name="T3" style:family="text">
      <style:text-properties officeooo:rsid="000c0a3c"/>
    </style:style>
    <style:style style:name="T4" style:family="text">
      <style:text-properties officeooo:rsid="000d538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ichieste del cliente e proposte</text:p>
      <text:p text:style-name="P1"><text:s/></text:p>
      <text:p text:style-name="P3">Il cliente richiede di realizzare un applicativo in grado di tenere traccia dei clienti di uno o più ristoranti </text:p>
      <text:p text:style-name="P3">nello specifico <text:span text:style-name="T1">il sistema sarà in grado di</text:span>:</text:p>
      <text:p text:style-name="P3"/>
      <text:list xml:id="list4073264005" text:style-name="L1">
        <text:list-item>
          <text:p text:style-name="P4">Salvare e visualizzare tavolo, sala, ristorante nel quale il cliente ha mangiato per ogni cliente</text:p>
        </text:list-item>
      </text:list>
      <text:p text:style-name="P3"/>
      <text:list xml:id="list173147245577709" text:continue-numbering="true" text:style-name="L1">
        <text:list-item>
          <text:p text:style-name="P4">Salvare e visualizzare la data di arrivo del cliente</text:p>
        </text:list-item>
      </text:list>
      <text:p text:style-name="P3"/>
      <text:list xml:id="list173146221685117" text:continue-numbering="true" text:style-name="L1">
        <text:list-item>
          <text:p text:style-name="P4">Visualizzare i tavoli adiacenti a ogni cliente</text:p>
        </text:list-item>
      </text:list>
      <text:p text:style-name="P3"/>
      <text:list xml:id="list173146246646763" text:continue-numbering="true" text:style-name="L1">
        <text:list-item>
          <text:p text:style-name="P4"><text:span text:style-name="T1">Visualizzare i camerieri che hanno servito ogni cliente</text:span></text:p>
        </text:list-item>
      </text:list>
      <text:p text:style-name="P5"/>
      <text:list xml:id="list173145874865478" text:continue-numbering="true" text:style-name="L1">
        <text:list-item>
          <text:p text:style-name="P7">Per ogni ristorante visualizzare statistiche su base giornaliera mensile e annuale del clienti totali che hanno mangiato quel ristorante</text:p>
        </text:list-item>
      </text:list>
      <text:p text:style-name="P6"/>
      <text:list xml:id="list173147765187861" text:continue-numbering="true" text:style-name="L1">
        <text:list-item>
          <text:p text:style-name="P7">Inserire nuove “ tavolate “ di clienti dove con “ tavolate ” si intende un gruppo di clienti che occupa un tavolo in ua certa data serviti da <text:span text:style-name="T2">certi</text:span> camerieri</text:p>
        </text:list-item>
      </text:list>
      <text:p text:style-name="P6"/>
      <text:list xml:id="list173146451235515" text:continue-numbering="true" text:style-name="L1">
        <text:list-item>
          <text:p text:style-name="P8">Cancellare tavolate dei clienti</text:p>
        </text:list-item>
      </text:list>
      <text:p text:style-name="P9"/>
      <text:p text:style-name="P9">i destinatari di utilizzo dell’applicativo sono i gestori dei locali che non potranno accedere alle informazioni degl’altri ristoranti quindi si prevede un login con utente e password. <text:span text:style-name="T3">I dispositivi sui quali verà utilizzata l’applicazione sono smartphone, tablet e pc. Essendo che sarà usata prevalentemente in momenti di agitazione dovuti a</text:span><text:span text:style-name="T4">lla confusione presente nel locale l’interfaccia deve essere quanto più ordinata e semplice possibile, quindi gli elementi sullo schermo saranno facilmente intentificabili e facilmente raggiungibili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it" fo:country="IT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it" fo:country="IT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16:37:42.793340446</meta:creation-date>
    <dc:date>2022-12-02T17:31:45.603119334</dc:date>
    <meta:editing-duration>PT10M2S</meta:editing-duration>
    <meta:editing-cycles>1</meta:editing-cycles>
    <meta:document-statistic meta:table-count="0" meta:image-count="0" meta:object-count="0" meta:page-count="1" meta:paragraph-count="12" meta:word-count="205" meta:character-count="1319" meta:non-whitespace-character-count="1129"/>
    <meta:generator>LibreOffice/7.3.7.2$Linux_X86_64 LibreOffice_project/30$Build-2</meta:generator>
  </office:meta>
</office:document-meta>
</file>